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4945b8" style:font-size-asian="14pt" style:font-size-complex="14pt"/>
    </style:style>
    <style:style style:name="P3" style:family="paragraph" style:parent-style-name="Text_20_body">
      <loext:graphic-properties draw:fill-hatch-name="hatch"/>
      <style:paragraph-properties fo:margin-top="0.101cm" fo:margin-bottom="0.101cm" style:contextual-spacing="false" fo:line-height="200%"/>
      <style:text-properties fo:font-size="14pt" officeooo:paragraph-rsid="004ae632" style:font-size-asian="14pt" style:font-size-complex="14pt"/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4b402e" style:font-size-asian="14pt" style:font-size-complex="14pt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1c3ee7" style:font-size-asian="14pt" style:font-size-complex="14pt"/>
    </style:style>
    <style:style style:name="P6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48b50d" officeooo:paragraph-rsid="0042820b" style:font-size-asian="14pt" style:font-size-complex="14pt"/>
    </style:style>
    <style:style style:name="P7" style:family="paragraph" style:parent-style-name="Text_20_body">
      <loext:graphic-properties draw:fill-hatch-name="hatch"/>
      <style:paragraph-properties fo:margin-top="0.101cm" fo:margin-bottom="0.499cm" style:contextual-spacing="false" fo:line-height="100%"/>
      <style:text-properties officeooo:paragraph-rsid="001c3ee7"/>
    </style:style>
    <style:style style:name="P8" style:family="paragraph" style:parent-style-name="Text_20_body" style:list-style-name="L1">
      <loext:graphic-properties draw:fill-hatch-name="hatch"/>
      <style:paragraph-properties fo:margin-top="0cm" fo:margin-bottom="0.499cm" style:contextual-spacing="false" fo:line-height="200%"/>
      <style:text-properties fo:font-size="14pt" officeooo:rsid="0028d6ad" officeooo:paragraph-rsid="0028d6ad" style:font-size-asian="14pt" style:font-size-complex="14pt"/>
    </style:style>
    <style:style style:name="P9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fo:font-size="14pt" officeooo:rsid="002789f0" officeooo:paragraph-rsid="002789f0" style:font-size-asian="14pt" style:font-size-complex="14pt"/>
    </style:style>
    <style:style style:name="P10" style:family="paragraph" style:parent-style-name="Text_20_body" style:list-style-name="L1">
      <loext:graphic-properties draw:fill-hatch-name="hatch"/>
      <style:paragraph-properties fo:margin-top="0cm" fo:margin-bottom="0.25cm" style:contextual-spacing="false" fo:line-height="100%"/>
      <style:text-properties fo:font-size="14pt" officeooo:rsid="004d7f0f" officeooo:paragraph-rsid="004d7f0f" style:font-size-asian="14pt" style:font-size-complex="14pt"/>
    </style:style>
    <style:style style:name="P11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4d7f0f" style:font-size-asian="14pt" style:font-size-complex="14pt"/>
    </style:style>
    <style:style style:name="P12" style:family="paragraph" style:parent-style-name="Text_20_body" style:list-style-name="L1">
      <loext:graphic-properties draw:fill-hatch-name="hatch"/>
      <style:paragraph-properties fo:margin-top="0cm" fo:margin-bottom="0.25cm" style:contextual-spacing="false" fo:line-height="100%"/>
      <style:text-properties fo:font-size="14pt" officeooo:rsid="004f1cea" officeooo:paragraph-rsid="004f1cea" style:font-size-asian="14pt" style:font-size-complex="14pt"/>
    </style:style>
    <style:style style:name="P13" style:family="paragraph" style:parent-style-name="Text_20_body" style:master-page-name="">
      <loext:graphic-properties draw:fill="none" draw:fill-hatch-name="hatch"/>
      <style:paragraph-properties fo:margin-left="2cm" fo:margin-right="0cm" fo:margin-top="0.101cm" fo:margin-bottom="0.499cm" style:contextual-spacing="false" fo:line-height="115%" fo:text-indent="-1cm" style:auto-text-indent="false" style:page-number="auto" fo:background-color="transparent"/>
      <style:text-properties fo:font-size="14pt" fo:font-style="italic" officeooo:rsid="0049a05d" officeooo:paragraph-rsid="003d67f1" style:font-size-asian="14pt" style:font-style-asian="italic" style:font-size-complex="14pt" style:font-style-complex="italic"/>
    </style:style>
    <style:style style:name="P14" style:family="paragraph" style:parent-style-name="Text_20_body" style:list-style-name="L2"/>
    <style:style style:name="P15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officeooo:paragraph-rsid="002e001c"/>
    </style:style>
    <style:style style:name="P16" style:family="paragraph" style:parent-style-name="Text_20_body">
      <loext:graphic-properties draw:fill-gradient-name="Gradient_20_3" draw:fill-hatch-name="hatch"/>
      <style:paragraph-properties fo:margin-top="0.101cm" fo:margin-bottom="0.499cm" style:contextual-spacing="false" fo:line-height="115%"/>
      <style:text-properties officeooo:paragraph-rsid="002e001c"/>
    </style:style>
    <style:style style:name="P17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officeooo:paragraph-rsid="002e001c"/>
    </style:style>
    <style:style style:name="P18" style:family="paragraph" style:parent-style-name="Text_20_body">
      <loext:graphic-properties draw:fill-gradient-name="Gradient_20_2" draw:fill-hatch-name="hatch"/>
      <style:paragraph-properties fo:margin-top="0.101cm" fo:margin-bottom="0.101cm" style:contextual-spacing="false" fo:line-height="115%"/>
      <style:text-properties officeooo:paragraph-rsid="002e001c"/>
    </style:style>
    <style:style style:name="P19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officeooo:paragraph-rsid="004c59f3"/>
    </style:style>
    <style:style style:name="P20" style:family="paragraph" style:parent-style-name="Text_20_body">
      <loext:graphic-properties draw:fill-gradient-name="Gradient_20_1" draw:fill-hatch-name="hatch"/>
      <style:paragraph-properties fo:margin-top="0.101cm" fo:margin-bottom="0.101cm" style:contextual-spacing="false" fo:line-height="115%"/>
      <style:text-properties officeooo:paragraph-rsid="004c59f3"/>
    </style:style>
    <style:style style:name="P21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officeooo:paragraph-rsid="004d7f0f"/>
    </style:style>
    <style:style style:name="T1" style:family="text">
      <style:text-properties officeooo:rsid="004ae632"/>
    </style:style>
    <style:style style:name="T2" style:family="text">
      <style:text-properties officeooo:rsid="003f303a"/>
    </style:style>
    <style:style style:name="T3" style:family="text">
      <style:text-properties officeooo:rsid="00382517"/>
    </style:style>
    <style:style style:name="T4" style:family="text">
      <style:text-properties officeooo:rsid="001c3ee7"/>
    </style:style>
    <style:style style:name="T5" style:family="text">
      <style:text-properties officeooo:rsid="0025b437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5b437" style:font-weight-asian="bold" style:font-weight-complex="bold"/>
    </style:style>
    <style:style style:name="T10" style:family="text">
      <style:text-properties fo:font-weight="bold" officeooo:rsid="002fe488" style:font-weight-asian="bold" style:font-weight-complex="bold"/>
    </style:style>
    <style:style style:name="T11" style:family="text">
      <style:text-properties fo:font-weight="bold" officeooo:rsid="004945b8" style:font-weight-asian="bold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2fe488" style:font-size-asian="14pt" style:font-weight-asian="bold" style:font-size-complex="14pt" style:font-weight-complex="bold"/>
    </style:style>
    <style:style style:name="T15" style:family="text">
      <style:text-properties fo:font-size="14pt" fo:font-style="italic" fo:font-weight="bold" officeooo:rsid="002fe488" style:font-size-asian="14pt" style:font-style-asian="italic" style:font-weight-asian="bold" style:font-size-complex="14pt" style:font-style-complex="italic" style:font-weight-complex="bold"/>
    </style:style>
    <style:style style:name="T16" style:family="text">
      <style:text-properties fo:font-size="14pt" fo:font-style="italic" fo:font-weight="normal" officeooo:rsid="002fe488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fo:font-size="14pt" fo:font-weight="normal" officeooo:rsid="002fe488" style:font-size-asian="14pt" style:font-weight-asian="normal" style:font-size-complex="14pt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4b402e"/>
    </style:style>
    <style:style style:name="T20" style:family="text">
      <style:text-properties officeooo:rsid="004c59f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9">Call to Worship</text:span><text:span text:style-name="T5"> (Psalm 126 ) / Opening prayer (Douglas M)</text:span></text:p>
      <text:p text:style-name="P3"><text:span text:style-name="T8">Praise: </text:span><text:span text:style-name="Emphasis"><text:span text:style-name="T18">Reformation Hymn</text:span></text:span><text:line-break/><text:span text:style-name="T8">Bible Reading:</text:span> Luke 12:13-34 <text:s/>(Pam W)<text:line-break/><text:span text:style-name="T8">Mission Spot:</text:span> (Gaye M)<text:line-break/><text:span text:style-name="T8">Praise:</text:span> <text:span text:style-name="Emphasis">How Deep The Father’s Love For Us</text:span></text:p>
      <text:p text:style-name="P7"><text:span text:style-name="T13">Announcements</text:span><text:span text:style-name="T12"> (John)</text:span></text:p>
      <text:list xml:id="list524184397" text:style-name="L1">
        <text:list-item>
          <text:p text:style-name="P12">Church Camp</text:p>
        </text:list-item>
        <text:list-item>
          <text:p text:style-name="P10">Newcomers Lunch next week</text:p>
        </text:list-item>
        <text:list-item>
          <text:p text:style-name="P8">Morning Tea and fellowship after the service</text:p>
        </text:list-item>
      </text:list>
      <text:p text:style-name="P2"><text:span text:style-name="T11">P</text:span><text:span text:style-name="T8">rayer for the church and the world:</text:span> (Jan F)</text:p>
      <text:p text:style-name="P4"><text:span text:style-name="T10">B</text:span><text:span text:style-name="T8">ible Reading:</text:span> Revelation 18:1-14 (Callum H)</text:p>
      <text:p text:style-name="P11"><text:span text:style-name="T8">Praise:</text:span> <text:span text:style-name="Emphasis">How Sure The Scriptures Are (Rej! 279)</text:span> (OFFERING)</text:p>
      <text:p text:style-name="P21"><text:span text:style-name="T14">Bible reading: </text:span><text:span text:style-name="T16">1 John 2:15-17</text:span><text:span text:style-name="T14"> </text:span><text:span text:style-name="T17">(DM)</text:span></text:p>
      <text:p text:style-name="P21"><text:span text:style-name="T13">Sermon:</text:span><text:span text:style-name="T12"> “DO NOT LOVE THE WORLD” (DM)</text:span></text:p>
      <text:p text:style-name="P4"><text:span text:style-name="T8">Praise:</text:span> <text:span text:style-name="Emphasis">Your Will Be Done</text:span></text:p>
      <text:p text:style-name="P5"><text:span text:style-name="T8">Benediction</text:span> (<text:span text:style-name="T19">DM</text:span>)</text:p>
      <text:p text:style-name="P9">Opening Prayer </text:p>
      <text:p text:style-name="P13"/>
      <text:p text:style-name="P6"/>
      <text:p text:style-name="P17">Call to Worship (Psalm 126 ) / Opening prayer (Douglas M)</text:p>
      <text:p text:style-name="P15">Praise: <text:span text:style-name="T6">Reformation Hymn</text:span></text:p>
      <text:p text:style-name="P15">Bible Reading: Luke 12:13-34 <text:s/>(Pam W)</text:p>
      <text:p text:style-name="P15">Mission Spot (Gaye M)</text:p>
      <text:p text:style-name="P15">Praise: <text:span text:style-name="T6">How Deep The Father’s Love For Us</text:span></text:p>
      <text:p text:style-name="P15">Announcements (John A)</text:p>
      <text:p text:style-name="P15">Prayer for the church and the world  (Jan F)</text:p>
      <text:p text:style-name="P15">Bible reading: Revelation 18:1-14 (Callum H)</text:p>
      <text:p text:style-name="P15">Praise: <text:span text:style-name="T6">How Sure The Scriptures Are</text:span> (Rej! 279)</text:p>
      <text:p text:style-name="P15">Bible reading: 1 John 2:15-17 (DM)</text:p>
      <text:p text:style-name="P15">Sermon: “DO NOT LOVE THE WORLD” (DM)</text:p>
      <text:p text:style-name="P15">Praise: <text:span text:style-name="T6">Your Will Be Done</text:span></text:p>
      <text:p text:style-name="P15">Benediction (DM)</text:p>
      <text:p text:style-name="P15"/>
      <text:p text:style-name="P15">Sermon Outline</text:p>
      <text:p text:style-name="P15">“DO NOT LOVE THE WORLD”   (1 John 2:15-17)</text:p>
      <text:p text:style-name="P15">Introduction</text:p>
      <text:p text:style-name="P19"><text:span text:style-name="T20">1. </text:span>Command - Do not love the world</text:p>
      <text:p text:style-name="P20"><text:tab/>What is the world?</text:p>
      <text:p text:style-name="P20"><text:tab/>What is in the world?</text:p>
      <text:p text:style-name="P15"><text:span text:style-name="T20">2. Three</text:span> Reasons to Keep it</text:p>
      <text:p text:style-name="P18"><text:tab/><text:span text:style-name="T20">a) </text:span>Love of the Father</text:p>
      <text:p text:style-name="P18"><text:tab/><text:span text:style-name="T20">b) </text:span>A passing world</text:p>
      <text:p text:style-name="P16"><text:tab/><text:span text:style-name="T20">c) </text:span>Living Forever</text:p>
      <text:p text:style-name="P15">Conclus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4c59f3"/>
    </style:style>
    <style:style style:name="MT2" style:family="text">
      <style:text-properties officeooo:rsid="003f303a"/>
    </style:style>
    <style:style style:name="MT3" style:family="text">
      <style:text-properties officeooo:rsid="001c3ee7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14</text:span><text:span text:style-name="MT2">th</text:span> <text:span text:style-name="MT1">July</text:span> 202<text:span text:style-name="MT3">4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22:27:46.588100406</meta:creation-date>
    <dc:date>2024-07-13T21:42:39.833797846</dc:date>
    <meta:editing-duration>PT5H45M25S</meta:editing-duration>
    <meta:editing-cycles>42</meta:editing-cycles>
    <meta:generator>LibreOffice/7.3.7.2$Linux_X86_64 LibreOffice_project/30$Build-2</meta:generator>
    <meta:print-date>2024-02-03T21:06:33.278074986</meta:print-date>
    <meta:document-statistic meta:table-count="0" meta:image-count="0" meta:object-count="0" meta:page-count="3" meta:paragraph-count="39" meta:word-count="227" meta:character-count="1275" meta:non-whitespace-character-count="1079"/>
  </office:meta>
</office:document-meta>
</file>